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7200006A0B000036F07D8FF013703B786E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標準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標準" presentation:presentation-page-layout-name="AL1T0">
        <draw:frame draw:style-name="gr1" draw:text-style-name="P1" draw:layer="layout" svg:width="27.146cm" svg:height="14.063cm" svg:x="0.638cm" svg:y="2.64cm">
          <draw:image xlink:href="Pictures/2000007200006A0B000036F07D8FF013703B786E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3T13:20:29.101000000</meta:creation-date>
    <dc:date>2018-03-23T13:21:25.974000000</dc:date>
    <meta:editing-duration>PT58S</meta:editing-duration>
    <meta:editing-cycles>1</meta:editing-cycles>
    <meta:document-statistic meta:object-count="24"/>
    <meta:generator>LibreOffice/5.4.4.2$Windows_X86_64 LibreOffice_project/2524958677847fb3bb44820e40380acbe820f960</meta:generator>
  </office:meta>
</office:document-meta>
</file>